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ee_id</text:p>
          </table:table-cell>
          <table:table-cell office:value-type="string" calcext:value-type="string">
            <text:p>ee_theme</text:p>
          </table:table-cell>
          <table:table-cell office:value-type="string" calcext:value-type="string">
            <text:p>ee_type</text:p>
          </table:table-cell>
          <table:table-cell office:value-type="string" calcext:value-type="string">
            <text:p>ee_libelle</text:p>
          </table:table-cell>
          <table:table-cell office:value-type="string" calcext:value-type="string">
            <text:p>ee_secteur</text:p>
          </table:table-cell>
          <table:table-cell office:value-type="string" calcext:value-type="string">
            <text:p>ee_lieu_restauration</text:p>
          </table:table-cell>
          <table:table-cell office:value-type="string" calcext:value-type="string">
            <text:p>ee_cl_municipal</text:p>
          </table:table-cell>
          <table:table-cell office:value-type="string" calcext:value-type="string">
            <text:p>ee_cl_associatif</text:p>
          </table:table-cell>
          <table:table-cell office:value-type="string" calcext:value-type="string">
            <text:p>ee_nb_clnormal</text:p>
          </table:table-cell>
          <table:table-cell office:value-type="string" calcext:value-type="string">
            <text:p>ee_nb_clis</text:p>
          </table:table-cell>
          <table:table-cell office:value-type="string" calcext:value-type="string">
            <text:p>ee_nb_classe</text:p>
          </table:table-cell>
          <table:table-cell office:value-type="string" calcext:value-type="string">
            <text:p>ee_eff_clnormal</text:p>
          </table:table-cell>
          <table:table-cell office:value-type="string" calcext:value-type="string">
            <text:p>ee_eff_clis</text:p>
          </table:table-cell>
          <table:table-cell office:value-type="string" calcext:value-type="string">
            <text:p>ee_effectif</text:p>
          </table:table-cell>
          <table:table-cell office:value-type="string" calcext:value-type="string">
            <text:p>ee_capacite</text:p>
          </table:table-cell>
          <table:table-cell office:value-type="string" calcext:value-type="string">
            <text:p>ee_effectif_par_classe</text:p>
          </table:table-cell>
          <table:table-cell office:value-type="string" calcext:value-type="string">
            <text:p>ee_capacite_moins_effectif</text:p>
          </table:table-cell>
          <table:table-cell office:value-type="string" calcext:value-type="string">
            <text:p>ee_taille</text:p>
          </table:table-cell>
          <table:table-cell office:value-type="string" calcext:value-type="string">
            <text:p>ee_dx</text:p>
          </table:table-cell>
          <table:table-cell office:value-type="string" calcext:value-type="string">
            <text:p>ee_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ongraine</text:p>
          </table:table-cell>
          <table:table-cell office:value-type="string" calcext:value-type="string">
            <text:p>Secteur 6</text:p>
          </table:table-cell>
          <table:table-cell office:value-type="string" calcext:value-type="string">
            <text:p>Bongraine</text:p>
          </table:table-cell>
          <table:table-cell/>
          <table:table-cell table:style-name="ce1" office:value-type="string" calcext:value-type="string">
            <text:p>Centre Social Tasdon Bongraine Les Minim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formula="of:=[.L2]/[.I2]" office:value-type="float" office:value="26.3333333333333" calcext:value-type="float">
            <text:p>26,3333333333</text:p>
          </table:table-cell>
          <table:table-cell table:formula="of:=[.O2]-[.N2]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3.5*[.R2]*1.414/2" office:value-type="float" office:value="86.6075" calcext:value-type="float">
            <text:p>86,6075</text:p>
          </table:table-cell>
          <table:table-cell table:formula="of:=3.5*[.R2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avoisier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formula="of:=[.L3]/[.I3]" office:value-type="float" office:value="19" calcext:value-type="float">
            <text:p>19</text:p>
          </table:table-cell>
          <table:table-cell table:formula="of:=[.O3]-[.N3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3.5*[.R3]*1.414/2" office:value-type="float" office:value="86.6075" calcext:value-type="float">
            <text:p>86,6075</text:p>
          </table:table-cell>
          <table:table-cell table:formula="of:=3.5*[.R3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aleu</text:p>
          </table:table-cell>
          <table:table-cell office:value-type="string" calcext:value-type="string">
            <text:p>Secteur 1</text:p>
          </table:table-cell>
          <table:table-cell office:value-type="string" calcext:value-type="string">
            <text:p>Claude Nicolas</text:p>
          </table:table-cell>
          <table:table-cell/>
          <table:table-cell office:value-type="string" calcext:value-type="string">
            <text:p>Centre Social « Vent des Iles » Laleu, La Pallice, La Rossignolet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formula="of:=[.L4]/[.I4]" office:value-type="float" office:value="23.4285714285714" calcext:value-type="float">
            <text:p>23,4285714286</text:p>
          </table:table-cell>
          <table:table-cell table:formula="of:=[.O4]-[.N4]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3.5*[.R4]*1.414/2" office:value-type="float" office:value="86.6075" calcext:value-type="float">
            <text:p>86,6075</text:p>
          </table:table-cell>
          <table:table-cell table:formula="of:=3.5*[.R4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arthélémy Profit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table:formula="of:=[.L5]/[.I5]" office:value-type="float" office:value="22.7142857142857" calcext:value-type="float">
            <text:p>22,7142857143</text:p>
          </table:table-cell>
          <table:table-cell table:formula="of:=[.O5]-[.N5]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3.5*[.R5]*1.414/2" office:value-type="float" office:value="86.6075" calcext:value-type="float">
            <text:p>86,6075</text:p>
          </table:table-cell>
          <table:table-cell table:formula="of:=3.5*[.R5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Condorcet</text:p>
          </table:table-cell>
          <table:table-cell office:value-type="string" calcext:value-type="string">
            <text:p>Secteur 7</text:p>
          </table:table-cell>
          <table:table-cell office:value-type="string" calcext:value-type="string">
            <text:p>Lavoisier</text:p>
          </table:table-cell>
          <table:table-cell table:style-name="ce1" office:value-type="string" calcext:value-type="string">
            <text:p>Centre de Loisirs Maternels municipal Lavoisier</text:p>
          </table:table-cell>
          <table:table-cell office:value-type="string" calcext:value-type="string">
            <text:p>Centre Social de Villeneuve-Les-Salin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formula="of:=[.L6]/[.I6]" office:value-type="float" office:value="23.875" calcext:value-type="float">
            <text:p>23,875</text:p>
          </table:table-cell>
          <table:table-cell table:formula="of:=[.O6]-[.N6]"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table:formula="of:=3.5*[.R6]*1.414/2" office:value-type="float" office:value="86.6075" calcext:value-type="float">
            <text:p>86,6075</text:p>
          </table:table-cell>
          <table:table-cell table:formula="of:=3.5*[.R6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Valin - Rey</text:p>
          </table:table-cell>
          <table:table-cell office:value-type="string" calcext:value-type="string">
            <text:p>Secteur 4</text:p>
          </table:table-cell>
          <table:table-cell office:value-type="string" calcext:value-type="string">
            <text:p>Valin - Rey</text:p>
          </table:table-cell>
          <table:table-cell table:style-name="ce1" office:value-type="string" calcext:value-type="string">
            <text:p>Centre de Loisirs Maternels et Élémentaires municipal Rey/Vali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table:formula="of:=[.L7]/[.I7]" office:value-type="float" office:value="23.6666666666667" calcext:value-type="float">
            <text:p>23,6666666667</text:p>
          </table:table-cell>
          <table:table-cell table:formula="of:=[.O7]-[.N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3.5*[.R7]*1.414/2" office:value-type="float" office:value="86.6075" calcext:value-type="float">
            <text:p>86,6075</text:p>
          </table:table-cell>
          <table:table-cell table:formula="of:=3.5*[.R7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Raymond Bouchet</text:p>
          </table:table-cell>
          <table:table-cell office:value-type="string" calcext:value-type="string">
            <text:p>Secteur 6</text:p>
          </table:table-cell>
          <table:table-cell office:value-type="string" calcext:value-type="string">
            <text:p>Bongraine</text:p>
          </table:table-cell>
          <table:table-cell/>
          <table:table-cell table:style-name="ce1" office:value-type="string" calcext:value-type="string">
            <text:p>Centre Social Tasdon Bongraine Les Minim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table:formula="of:=[.L8]/[.I8]" office:value-type="float" office:value="24.5" calcext:value-type="float">
            <text:p>24,5</text:p>
          </table:table-cell>
          <table:table-cell table:formula="of:=[.O8]-[.N8]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3.5*[.R8]*1.414/2" office:value-type="float" office:value="86.6075" calcext:value-type="float">
            <text:p>86,6075</text:p>
          </table:table-cell>
          <table:table-cell table:formula="of:=3.5*[.R8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Paul Doumer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auregard</text:p>
          </table:table-cell>
          <table:table-cell/>
          <table:table-cell office:value-type="string" calcext:value-type="string">
            <text:p>Centre Social Saint Élo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189" calcext:value-type="float">
            <text:p>189</text:p>
          </table:table-cell>
          <table:table-cell table:formula="of:=[.L9]/[.I9]" office:value-type="float" office:value="26.2857142857143" calcext:value-type="float">
            <text:p>26,2857142857</text:p>
          </table:table-cell>
          <table:table-cell table:formula="of:=[.O9]-[.N9]" office:value-type="float" office:value="-5" calcext:value-type="float">
            <text:p>-5</text:p>
          </table:table-cell>
          <table:table-cell office:value-type="float" office:value="35" calcext:value-type="float">
            <text:p>35</text:p>
          </table:table-cell>
          <table:table-cell table:formula="of:=3.5*[.R9]*1.414/2" office:value-type="float" office:value="86.6075" calcext:value-type="float">
            <text:p>86,6075</text:p>
          </table:table-cell>
          <table:table-cell table:formula="of:=3.5*[.R9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auregard</text:p>
          </table:table-cell>
          <table:table-cell/>
          <table:table-cell office:value-type="string" calcext:value-type="string">
            <text:p>Centre Social Saint Élo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table:formula="of:=[.L10]/[.I10]" office:value-type="float" office:value="20.5714285714286" calcext:value-type="float">
            <text:p>20,5714285714</text:p>
          </table:table-cell>
          <table:table-cell table:formula="of:=[.O10]-[.N10]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3.5*[.R10]*1.414/2" office:value-type="float" office:value="86.6075" calcext:value-type="float">
            <text:p>86,6075</text:p>
          </table:table-cell>
          <table:table-cell table:formula="of:=3.5*[.R10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e Prieuré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Le Prieuré</text:p>
          </table:table-cell>
          <table:table-cell table:style-name="ce2" office:value-type="string" calcext:value-type="string">
            <text:p>Centre de Loisirs Maternels et Élémentaires municipal Prieuré</text:p>
          </table:table-cell>
          <table:table-cell office:value-type="string" calcext:value-type="string">
            <text:p>Centre Social Le Noro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table:formula="of:=[.L11]/[.I11]" office:value-type="float" office:value="23.6666666666667" calcext:value-type="float">
            <text:p>23,6666666667</text:p>
          </table:table-cell>
          <table:table-cell table:formula="of:=[.O11]-[.N11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3.5*[.R11]*1.414/2" office:value-type="float" office:value="86.6075" calcext:value-type="float">
            <text:p>86,6075</text:p>
          </table:table-cell>
          <table:table-cell table:formula="of:=3.5*[.R11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Bernard Palissy</text:p>
          </table:table-cell>
          <table:table-cell office:value-type="string" calcext:value-type="string">
            <text:p>Secteur 5</text:p>
          </table:table-cell>
          <table:table-cell office:value-type="string" calcext:value-type="string">
            <text:p>Bernard Palissy</text:p>
          </table:table-cell>
          <table:table-cell table:style-name="ce2" office:value-type="string" calcext:value-type="string">
            <text:p>Centre de Loisirs Maternels et Élémentaires municipal Bernard Paliss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table:formula="of:=[.L12]/[.I12]" office:value-type="float" office:value="25.3" calcext:value-type="float">
            <text:p>25,3</text:p>
          </table:table-cell>
          <table:table-cell table:formula="of:=[.O12]-[.N12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3.5*[.R12]*1.414/2" office:value-type="float" office:value="86.6075" calcext:value-type="float">
            <text:p>86,6075</text:p>
          </table:table-cell>
          <table:table-cell table:formula="of:=3.5*[.R12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Jean Bart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2" calcext:value-type="float">
            <text:p>212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formula="of:=[.L13]/[.I13]" office:value-type="float" office:value="23.5555555555556" calcext:value-type="float">
            <text:p>23,5555555556</text:p>
          </table:table-cell>
          <table:table-cell table:formula="of:=[.O13]-[.N13]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3.5*[.R13]*1.414/2" office:value-type="float" office:value="86.6075" calcext:value-type="float">
            <text:p>86,6075</text:p>
          </table:table-cell>
          <table:table-cell table:formula="of:=3.5*[.R13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Louis Guillet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formula="of:=[.L14]/[.I14]" office:value-type="float" office:value="21.875" calcext:value-type="float">
            <text:p>21,875</text:p>
          </table:table-cell>
          <table:table-cell table:formula="of:=[.O14]-[.N14]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3.5*[.R14]*1.414/2" office:value-type="float" office:value="86.6075" calcext:value-type="float">
            <text:p>86,6075</text:p>
          </table:table-cell>
          <table:table-cell table:formula="of:=3.5*[.R14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Grandes Varennes</text:p>
          </table:table-cell>
          <table:table-cell office:value-type="string" calcext:value-type="string">
            <text:p>Secteur 2</text:p>
          </table:table-cell>
          <table:table-cell office:value-type="string" calcext:value-type="string">
            <text:p>Grandes Varennes</text:p>
          </table:table-cell>
          <table:table-cell/>
          <table:table-cell office:value-type="string" calcext:value-type="string">
            <text:p>L'association CLAR : Centre de Loisirs avec restaur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formula="of:=[.L15]/[.I15]" office:value-type="float" office:value="23.5" calcext:value-type="float">
            <text:p>23,5</text:p>
          </table:table-cell>
          <table:table-cell table:formula="of:=[.O15]-[.N15]" office:value-type="float" office:value="-3" calcext:value-type="float">
            <text:p>-3</text:p>
          </table:table-cell>
          <table:table-cell office:value-type="float" office:value="35" calcext:value-type="float">
            <text:p>35</text:p>
          </table:table-cell>
          <table:table-cell table:formula="of:=3.5*[.R15]*1.414/2" office:value-type="float" office:value="86.6075" calcext:value-type="float">
            <text:p>86,6075</text:p>
          </table:table-cell>
          <table:table-cell table:formula="of:=3.5*[.R15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Centre de Loisirs municipal Marcelin Berthelo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table:formula="of:=[.L16]/[.I16]" office:value-type="float" office:value="23.2" calcext:value-type="float">
            <text:p>23,2</text:p>
          </table:table-cell>
          <table:table-cell table:formula="of:=[.O16]-[.N16]"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3.5*[.R16]*1.414/2" office:value-type="float" office:value="86.6075" calcext:value-type="float">
            <text:p>86,6075</text:p>
          </table:table-cell>
          <table:table-cell table:formula="of:=3.5*[.R16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Claude Nicolas</text:p>
          </table:table-cell>
          <table:table-cell office:value-type="string" calcext:value-type="string">
            <text:p>Secteur 1</text:p>
          </table:table-cell>
          <table:table-cell office:value-type="string" calcext:value-type="string">
            <text:p>Claude Nicolas</text:p>
          </table:table-cell>
          <table:table-cell/>
          <table:table-cell office:value-type="string" calcext:value-type="string">
            <text:p>Centre Social « Vent des Iles » Laleu, La Pallice, La Rossignolett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table:formula="of:=[.L17]/[.I17]" office:value-type="float" office:value="22.1666666666667" calcext:value-type="float">
            <text:p>22,1666666667</text:p>
          </table:table-cell>
          <table:table-cell table:formula="of:=[.O17]-[.N17]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3.5*[.R17]*1.414/2" office:value-type="float" office:value="86.6075" calcext:value-type="float">
            <text:p>86,6075</text:p>
          </table:table-cell>
          <table:table-cell table:formula="of:=3.5*[.R17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Descartes</text:p>
          </table:table-cell>
          <table:table-cell/>
          <table:table-cell office:value-type="string" calcext:value-type="string">
            <text:p>Maison de Quartier de Port Neuf - Centre Social Jean Beno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formula="of:=[.L18]/[.I18]" office:value-type="float" office:value="23.2" calcext:value-type="float">
            <text:p>23,2</text:p>
          </table:table-cell>
          <table:table-cell table:formula="of:=[.O18]-[.N18]" office:value-type="float" office:value="-1" calcext:value-type="float">
            <text:p>-1</text:p>
          </table:table-cell>
          <table:table-cell office:value-type="float" office:value="35" calcext:value-type="float">
            <text:p>35</text:p>
          </table:table-cell>
          <table:table-cell table:formula="of:=3.5*[.R18]*1.414/2" office:value-type="float" office:value="86.6075" calcext:value-type="float">
            <text:p>86,6075</text:p>
          </table:table-cell>
          <table:table-cell table:formula="of:=3.5*[.R18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Pierre Loti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Marcelin Berthelot</text:p>
          </table:table-cell>
          <table:table-cell office:value-type="string" calcext:value-type="string">
            <text:p>Centre de Loisirs municipal Marcelin Berthelo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L19]/[.I19]" office:value-type="float" office:value="23.5" calcext:value-type="float">
            <text:p>23,5</text:p>
          </table:table-cell>
          <table:table-cell table:formula="of:=[.O19]-[.N19]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3.5*[.R19]*1.414/2" office:value-type="float" office:value="86.6075" calcext:value-type="float">
            <text:p>86,6075</text:p>
          </table:table-cell>
          <table:table-cell table:formula="of:=3.5*[.R19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La Genette</text:p>
          </table:table-cell>
          <table:table-cell office:value-type="string" calcext:value-type="string">
            <text:p>Secteur 3</text:p>
          </table:table-cell>
          <table:table-cell office:value-type="string" calcext:value-type="string">
            <text:p>Descartes</text:p>
          </table:table-cell>
          <table:table-cell/>
          <table:table-cell office:value-type="string" calcext:value-type="string">
            <text:p>Maison de Quartier de Port Neuf - Centre Social Jean Beno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table:formula="of:=[.L20]/[.I20]" office:value-type="float" office:value="25" calcext:value-type="float">
            <text:p>25</text:p>
          </table:table-cell>
          <table:table-cell table:formula="of:=[.O20]-[.N20]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3.5*[.R20]*1.414/2" office:value-type="float" office:value="86.6075" calcext:value-type="float">
            <text:p>86,6075</text:p>
          </table:table-cell>
          <table:table-cell table:formula="of:=3.5*[.R20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Massiou</text:p>
          </table:table-cell>
          <table:table-cell office:value-type="string" calcext:value-type="string">
            <text:p>Secteur 4</text:p>
          </table:table-cell>
          <table:table-cell office:value-type="string" calcext:value-type="string">
            <text:p>Le Prieuré</text:p>
          </table:table-cell>
          <table:table-cell table:style-name="ce2" office:value-type="string" calcext:value-type="string">
            <text:p>Centre de Loisirs Maternels et Élémentaires municipal Prieuré</text:p>
          </table:table-cell>
          <table:table-cell office:value-type="string" calcext:value-type="string">
            <text:p>Centre Social Le Noro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formula="of:=[.L21]/[.I21]" office:value-type="float" office:value="24.6" calcext:value-type="float">
            <text:p>24,6</text:p>
          </table:table-cell>
          <table:table-cell table:formula="of:=[.O21]-[.N21]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3.5*[.R21]*1.414/2" office:value-type="float" office:value="86.6075" calcext:value-type="float">
            <text:p>86,6075</text:p>
          </table:table-cell>
          <table:table-cell table:formula="of:=3.5*[.R21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Réaumur</text:p>
          </table:table-cell>
          <table:table-cell office:value-type="string" calcext:value-type="string">
            <text:p>Secteur 4</text:p>
          </table:table-cell>
          <table:table-cell office:value-type="string" calcext:value-type="string">
            <text:p>Le Prieuré</text:p>
          </table:table-cell>
          <table:table-cell table:style-name="ce2" office:value-type="string" calcext:value-type="string">
            <text:p>Centre de Loisirs Maternels et Élémentaires municipal Prieuré</text:p>
          </table:table-cell>
          <table:table-cell office:value-type="string" calcext:value-type="string">
            <text:p>Centre Social Le Noroi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table:formula="of:=[.L22]/[.I22]" office:value-type="float" office:value="27.5" calcext:value-type="float">
            <text:p>27,5</text:p>
          </table:table-cell>
          <table:table-cell table:formula="of:=[.O22]-[.N22]" office:value-type="float" office:value="-13" calcext:value-type="float">
            <text:p>-13</text:p>
          </table:table-cell>
          <table:table-cell office:value-type="float" office:value="35" calcext:value-type="float">
            <text:p>35</text:p>
          </table:table-cell>
          <table:table-cell table:formula="of:=3.5*[.R22]*1.414/2" office:value-type="float" office:value="86.6075" calcext:value-type="float">
            <text:p>86,6075</text:p>
          </table:table-cell>
          <table:table-cell table:formula="of:=3.5*[.R22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 privé</text:p>
          </table:table-cell>
          <table:table-cell office:value-type="string" calcext:value-type="string">
            <text:p>Fénelon - Notre Dame (La Rochelle)</text:p>
          </table:table-cell>
          <table:table-cell office:value-type="string" calcext:value-type="string">
            <text:p>La Rochelle</text:p>
          </table:table-cell>
          <table:table-cell table:number-columns-repeated="2"/>
          <table:table-cell table:style-name="ce1" office:value-type="string" calcext:value-type="string">
            <text:p>Centre de Loisirs Fénélon <text:s/>Notre Dame</text:p>
          </table:table-cell>
          <table:table-cell table:number-columns-repeated="9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3]*1.414/2" office:value-type="float" office:value="86.6075" calcext:value-type="float">
            <text:p>86,6075</text:p>
          </table:table-cell>
          <table:table-cell table:formula="of:=3.5*[.R23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de la Courb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e+m=194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4]*1.414/2" office:value-type="float" office:value="86.6075" calcext:value-type="float">
            <text:p>86,6075</text:p>
          </table:table-cell>
          <table:table-cell table:formula="of:=3.5*[.R24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Petite Coutur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5]*1.414/2" office:value-type="float" office:value="86.6075" calcext:value-type="float">
            <text:p>86,6075</text:p>
          </table:table-cell>
          <table:table-cell table:formula="of:=3.5*[.R25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Ecole Jules Ferry Elémentaire</text:p>
          </table:table-cell>
          <table:table-cell office:value-type="string" calcext:value-type="string">
            <text:p>Aytré</text:p>
          </table:table-cell>
          <table:table-cell table:number-columns-repeated="3"/>
          <table:table-cell table:number-columns-repeated="5" office:value-type="string" calcext:value-type="string">
            <text:p>?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6]*1.414/2" office:value-type="float" office:value="86.6075" calcext:value-type="float">
            <text:p>86,6075</text:p>
          </table:table-cell>
          <table:table-cell table:formula="of:=3.5*[.R26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des Coureilles</text:p>
          </table:table-cell>
          <table:table-cell office:value-type="string" calcext:value-type="string">
            <text:p>Périgny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float" office:value="14" calcext:value-type="float">
            <text:p>1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</text:p>
          </table:table-cell>
          <table:table-cell table:formula="of:=[.L27]/[.I27]" office:value-type="float" office:value="26.7857142857143" calcext:value-type="float">
            <text:p>26,7857142857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7]*1.414/2" office:value-type="float" office:value="86.6075" calcext:value-type="float">
            <text:p>86,6075</text:p>
          </table:table-cell>
          <table:table-cell table:formula="of:=3.5*[.R27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de Rompsay</text:p>
          </table:table-cell>
          <table:table-cell office:value-type="string" calcext:value-type="string">
            <text:p>Pérign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e+m=208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8]*1.414/2" office:value-type="float" office:value="86.6075" calcext:value-type="float">
            <text:p>86,6075</text:p>
          </table:table-cell>
          <table:table-cell table:formula="of:=3.5*[.R28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Ecole élémentaire de Puilboreau</text:p>
          </table:table-cell>
          <table:table-cell office:value-type="string" calcext:value-type="string">
            <text:p>Puilboreau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?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?</text:p>
          </table:table-cell>
          <table:table-cell table:formula="of:=[.L29]/[.I29]" office:value-type="float" office:value="26.1818181818182" calcext:value-type="float">
            <text:p>26,1818181818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29]*1.414/2" office:value-type="float" office:value="86.6075" calcext:value-type="float">
            <text:p>86,6075</text:p>
          </table:table-cell>
          <table:table-cell table:formula="of:=3.5*[.R29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s de Puilboreau</text:p>
          </table:table-cell>
          <table:table-cell office:value-type="string" calcext:value-type="string">
            <text:p>Puilboreau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?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?</text:p>
          </table:table-cell>
          <table:table-cell table:formula="of:=[.L30]/[.I30]" office:value-type="float" office:value="26.1818181818182" calcext:value-type="float">
            <text:p>26,1818181818</text:p>
          </table:table-cell>
          <table:table-cell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30]*1.414/2" office:value-type="float" office:value="86.6075" calcext:value-type="float">
            <text:p>86,6075</text:p>
          </table:table-cell>
          <table:table-cell table:formula="of:=3.5*[.R30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 Treuil des Filles</text:p>
          </table:table-cell>
          <table:table-cell office:value-type="string" calcext:value-type="string">
            <text:p>Lagord</text:p>
          </table:table-cell>
          <table:table-cell table:number-columns-repeated="3"/>
          <table:table-cell table:number-columns-repeated="9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31]*1.414/2" office:value-type="float" office:value="86.6075" calcext:value-type="float">
            <text:p>86,6075</text:p>
          </table:table-cell>
          <table:table-cell table:formula="of:=3.5*[.R31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 privé</text:p>
          </table:table-cell>
          <table:table-cell office:value-type="string" calcext:value-type="string">
            <text:p>Fénelon - Notre Dame (Lagord)</text:p>
          </table:table-cell>
          <table:table-cell office:value-type="string" calcext:value-type="string">
            <text:p>Lagord</text:p>
          </table:table-cell>
          <table:table-cell table:number-columns-repeated="3"/>
          <table:table-cell table:number-columns-repeated="9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32]*1.414/2" office:value-type="float" office:value="86.6075" calcext:value-type="float">
            <text:p>86,6075</text:p>
          </table:table-cell>
          <table:table-cell table:formula="of:=3.5*[.R32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Ecole élémentaire</text:p>
          </table:table-cell>
          <table:table-cell office:value-type="string" calcext:value-type="string">
            <text:p>Ecole primaire Le Renard</text:p>
          </table:table-cell>
          <table:table-cell office:value-type="string" calcext:value-type="string">
            <text:p>L’Houmea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33]*1.414/2" office:value-type="float" office:value="86.6075" calcext:value-type="float">
            <text:p>86,6075</text:p>
          </table:table-cell>
          <table:table-cell table:formula="of:=3.5*[.R33]*1.414/2" office:value-type="float" office:value="86.6075" calcext:value-type="float">
            <text:p>86,60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tablissement scolaire 1er degré</text:p>
          </table:table-cell>
          <table:table-cell office:value-type="string" calcext:value-type="string">
            <text:p>Groupe scolaire</text:p>
          </table:table-cell>
          <table:table-cell office:value-type="string" calcext:value-type="string">
            <text:p>Ecoles de L’Houmeau</text:p>
          </table:table-cell>
          <table:table-cell office:value-type="string" calcext:value-type="string">
            <text:p>L’Houmea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?</text:p>
          </table:table-cell>
          <table:table-cell office:value-type="float" office:value="35" calcext:value-type="float">
            <text:p>35</text:p>
          </table:table-cell>
          <table:table-cell table:formula="of:=3.5*[.R34]*1.414/2" office:value-type="float" office:value="86.6075" calcext:value-type="float">
            <text:p>86,6075</text:p>
          </table:table-cell>
          <table:table-cell table:formula="of:=3.5*[.R34]*1.414/2" office:value-type="float" office:value="86.6075" calcext:value-type="float">
            <text:p>86,6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09:10:30.187440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2:21:04.168049806</meta:creation-date>
    <dc:date>2016-04-26T16:33:08.907892421</dc:date>
    <meta:editing-duration>PT10H54M27S</meta:editing-duration>
    <meta:editing-cycles>24</meta:editing-cycles>
    <meta:generator>LibreOffice/5.1.2.2$Linux_X86_64 LibreOffice_project/10m0$Build-2</meta:generator>
    <meta:document-statistic meta:table-count="1" meta:cell-count="630" meta:object-count="0"/>
  </office:meta>
</office:document-meta>
</file>